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ff1" svg:font-family="ff1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efc7d" officeooo:paragraph-rsid="001efc7d"/>
    </style:style>
    <style:style style:name="P2" style:family="paragraph" style:parent-style-name="Standard">
      <style:paragraph-properties fo:text-align="center" style:justify-single-word="false"/>
      <style:text-properties fo:font-size="16pt" officeooo:rsid="001efc7d" officeooo:paragraph-rsid="001efc7d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officeooo:rsid="00227269" officeooo:paragraph-rsid="00227269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34065" officeooo:paragraph-rsid="00234065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e78fe" officeooo:paragraph-rsid="002e78fe" style:font-size-asian="14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d80da" officeooo:paragraph-rsid="002d80da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2pt" officeooo:rsid="0028778a" officeooo:paragraph-rsid="002a64c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8778a" officeooo:paragraph-rsid="0028778a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a64cc" officeooo:paragraph-rsid="002a64cc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c1ea5" officeooo:paragraph-rsid="002a64cc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c1ea5" officeooo:paragraph-rsid="002c1ea5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2f49aa" officeooo:paragraph-rsid="002f49aa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325fbb" officeooo:paragraph-rsid="002f49aa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2cfe7" officeooo:paragraph-rsid="0032cfe7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44588" officeooo:paragraph-rsid="00344588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344588" officeooo:paragraph-rsid="003d16f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5a225" officeooo:paragraph-rsid="0035a225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officeooo:rsid="0035a225" officeooo:paragraph-rsid="0035a225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37e1e5" officeooo:paragraph-rsid="0037e1e5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1efc7d" officeooo:paragraph-rsid="001efc7d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rsid="00234065" officeooo:paragraph-rsid="00234065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rsid="0026ec19" officeooo:paragraph-rsid="0026ec19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officeooo:rsid="00272273" officeooo:paragraph-rsid="00272273" style:font-size-asian="14pt" style:font-size-complex="14pt"/>
    </style:style>
    <style:style style:name="P24" style:family="paragraph" style:parent-style-name="Standard">
      <style:paragraph-properties fo:text-align="center" style:justify-single-word="false"/>
      <style:text-properties fo:font-size="14pt" officeooo:rsid="003b083d" officeooo:paragraph-rsid="003b083d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officeooo:rsid="003d16f2" officeooo:paragraph-rsid="003d16f2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officeooo:rsid="003e8531" officeooo:paragraph-rsid="003e8531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size="14pt" officeooo:rsid="002a64cc" officeooo:paragraph-rsid="002a64cc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fo:font-size="14pt" officeooo:rsid="0028778a" officeooo:paragraph-rsid="0028778a" style:font-size-asian="14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344588" officeooo:paragraph-rsid="00344588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412736" officeooo:paragraph-rsid="00412736" style:font-size-asian="14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43330c" officeooo:paragraph-rsid="0043330c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14pt" officeooo:rsid="0028778a" officeooo:paragraph-rsid="0028778a" style:font-size-asian="12.25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20pt" officeooo:rsid="001efc7d" officeooo:paragraph-rsid="001efc7d" style:font-size-asian="20pt" style:font-size-complex="20pt"/>
    </style:style>
    <style:style style:name="P34" style:family="paragraph" style:parent-style-name="Standard">
      <style:paragraph-properties fo:text-align="start" style:justify-single-word="false"/>
      <style:text-properties officeooo:rsid="0024c374" officeooo:paragraph-rsid="0024c374"/>
    </style:style>
    <style:style style:name="P35" style:family="paragraph" style:parent-style-name="Standard">
      <style:paragraph-properties fo:text-align="start" style:justify-single-word="false"/>
      <style:text-properties officeooo:rsid="00263c8c" officeooo:paragraph-rsid="00263c8c"/>
    </style:style>
    <style:style style:name="P36" style:family="paragraph" style:parent-style-name="Standard">
      <style:paragraph-properties fo:text-align="start" style:justify-single-word="false"/>
      <style:text-properties officeooo:rsid="00263c8c" officeooo:paragraph-rsid="00272273"/>
    </style:style>
    <style:style style:name="P37" style:family="paragraph" style:parent-style-name="Standard">
      <style:paragraph-properties fo:text-align="start" style:justify-single-word="false"/>
      <style:text-properties officeooo:rsid="00263c8c" officeooo:paragraph-rsid="0028778a"/>
    </style:style>
    <style:style style:name="P38" style:family="paragraph" style:parent-style-name="Standard">
      <style:paragraph-properties fo:text-align="center" style:justify-single-word="false"/>
      <style:text-properties officeooo:rsid="00263c8c" officeooo:paragraph-rsid="0028778a"/>
    </style:style>
    <style:style style:name="P39" style:family="paragraph" style:parent-style-name="Standard">
      <style:paragraph-properties fo:text-align="start" style:justify-single-word="false"/>
      <style:text-properties officeooo:rsid="0028778a" officeooo:paragraph-rsid="0028778a"/>
    </style:style>
    <style:style style:name="P40" style:family="paragraph" style:parent-style-name="Standard">
      <style:paragraph-properties fo:text-align="start" style:justify-single-word="false"/>
      <style:text-properties style:text-position="0% 100%" fo:font-size="12pt" fo:font-weight="normal" officeooo:rsid="003d16f2" officeooo:paragraph-rsid="003d16f2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fo:font-size="12pt" fo:font-weight="normal" officeooo:rsid="003e8531" officeooo:paragraph-rsid="003d16f2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fo:font-size="12pt" fo:font-weight="normal" officeooo:rsid="003e8531" officeooo:paragraph-rsid="003e853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fo:font-size="12pt" fo:font-weight="normal" officeooo:rsid="003f9e45" officeooo:paragraph-rsid="003e853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fo:font-size="12pt" fo:font-weight="normal" officeooo:rsid="0044c60c" officeooo:paragraph-rsid="0044c60c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fo:font-size="12pt" fo:font-weight="normal" officeooo:rsid="00421891" officeooo:paragraph-rsid="00412736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2pt" fo:font-weight="normal" officeooo:rsid="0043330c" officeooo:paragraph-rsid="0043330c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text-position="0% 100%" fo:font-size="12pt" fo:font-weight="normal" officeooo:rsid="004c8383" officeooo:paragraph-rsid="004c8383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fo:font-size="12pt" fo:font-weight="normal" officeooo:rsid="004d7be9" officeooo:paragraph-rsid="004e7a04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position="0% 100%" fo:font-size="12pt" fo:font-weight="normal" officeooo:rsid="00601d1b" officeooo:paragraph-rsid="00601d1b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position="0% 100%" fo:font-size="14pt" fo:font-weight="normal" officeooo:rsid="004ac987" officeooo:paragraph-rsid="004ac98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officeooo:paragraph-rsid="004e7a04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officeooo:paragraph-rsid="004e7a04" style:font-size-asian="12pt" style:font-size-complex="12pt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officeooo:rsid="005e84b1" officeooo:paragraph-rsid="005e84b1" style:font-size-asian="12pt" style:font-size-complex="12pt"/>
    </style:style>
    <style:style style:name="P54" style:family="paragraph" style:parent-style-name="Standard">
      <style:paragraph-properties fo:text-align="center" style:justify-single-word="false" fo:break-before="page"/>
      <style:text-properties fo:font-size="14pt" officeooo:rsid="001efc7d" officeooo:paragraph-rsid="001efc7d" style:font-size-asian="14pt" style:font-size-complex="14pt"/>
    </style:style>
    <style:style style:name="P55" style:family="paragraph" style:parent-style-name="Standard">
      <style:paragraph-properties fo:text-align="center" style:justify-single-word="false" fo:break-before="page"/>
      <style:text-properties fo:font-size="16pt" officeooo:rsid="002d80da" officeooo:paragraph-rsid="002d80da" style:font-size-asian="14pt" style:font-size-complex="16pt"/>
    </style:style>
    <style:style style:name="P56" style:family="paragraph" style:parent-style-name="Standard">
      <style:paragraph-properties fo:text-align="center" style:justify-single-word="false" fo:break-before="page"/>
      <style:text-properties fo:font-size="16pt" officeooo:rsid="002e78fe" officeooo:paragraph-rsid="002e78fe" style:font-size-asian="14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1c1c1c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e84b1" officeooo:paragraph-rsid="005e84b1" style:letter-kerning="true" style:font-size-asian="12pt" style:font-style-asian="normal" style:font-weight-asian="normal" style:font-size-complex="12pt" style:font-weight-complex="normal" style:text-emphasize="none"/>
    </style:style>
    <style:style style:name="P5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fo:font-size="14pt" officeooo:rsid="00632853" officeooo:paragraph-rsid="00632853" style:font-size-asian="12.25pt" style:font-size-complex="14pt"/>
    </style:style>
    <style:style style:name="P60" style:family="paragraph" style:parent-style-name="Standard">
      <style:paragraph-properties fo:text-align="start" style:justify-single-word="false"/>
    </style:style>
    <style:style style:name="P61" style:family="paragraph" style:parent-style-name="Standard">
      <style:paragraph-properties fo:text-align="start" style:justify-single-word="false"/>
      <style:text-properties officeooo:paragraph-rsid="00632853"/>
    </style:style>
    <style:style style:name="P62" style:family="paragraph" style:parent-style-name="Standard">
      <style:paragraph-properties fo:text-align="center" style:justify-single-word="false"/>
      <style:text-properties fo:font-size="12pt" officeooo:rsid="00632853" officeooo:paragraph-rsid="00632853" style:font-size-asian="12pt" style:font-size-complex="12pt"/>
    </style:style>
    <style:style style:name="P63" style:family="paragraph" style:parent-style-name="Standard">
      <style:paragraph-properties fo:text-align="start" style:justify-single-word="false"/>
      <style:text-properties fo:font-size="12pt" officeooo:rsid="002e78fe" officeooo:paragraph-rsid="0064b893" style:font-size-asian="12pt" style:font-size-complex="12pt"/>
    </style:style>
    <style:style style:name="P64" style:family="paragraph" style:parent-style-name="Standard">
      <style:paragraph-properties fo:text-align="start" style:justify-single-word="false"/>
      <style:text-properties fo:font-size="12pt" officeooo:paragraph-rsid="0064b893"/>
    </style:style>
    <style:style style:name="P65" style:family="paragraph" style:parent-style-name="Standard">
      <style:paragraph-properties fo:text-align="start" style:justify-single-word="false"/>
      <style:text-properties style:font-name="Liberation Serif" officeooo:rsid="00632853" officeooo:paragraph-rsid="00632853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normal" fo:font-weight="bold" officeooo:paragraph-rsid="0064b893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2pt" fo:letter-spacing="normal" fo:font-style="italic" fo:font-weight="normal" officeooo:paragraph-rsid="0064b893"/>
    </style:style>
    <style:style style:name="P68" style:family="paragraph" style:parent-style-name="Standard">
      <style:paragraph-properties fo:margin-left="0in" fo:margin-right="0in" fo:line-height="90%" fo:text-indent="0in" style:auto-text-indent="false"/>
      <style:text-properties fo:font-variant="normal" fo:text-transform="none" style:font-name="Liberation Serif" fo:font-size="12pt" fo:letter-spacing="normal" fo:font-style="italic" fo:font-weight="normal" style:font-size-asian="12pt" style:font-style-asian="italic" style:font-size-complex="12pt" style:font-style-complex="italic"/>
    </style:style>
    <style:style style:name="P69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70" style:family="paragraph" style:parent-style-name="Alizarin_7e_LT_7e_Gliederung_20_1" style:list-style-name="L3">
      <style:paragraph-properties fo:text-align="start" style:justify-single-word="false"/>
      <style:text-properties fo:font-size="12pt" officeooo:paragraph-rsid="0069f29f" style:font-size-asian="12pt" style:font-size-complex="12pt"/>
    </style:style>
    <style:style style:name="P71" style:family="paragraph" style:parent-style-name="Alizarin_7e_LT_7e_Gliederung_20_1" style:list-style-name="L3">
      <style:paragraph-properties fo:text-align="start" style:justify-single-word="false"/>
      <style:text-properties fo:font-size="12pt" officeooo:rsid="0069f29f" officeooo:paragraph-rsid="0069f29f" style:font-size-asian="12pt" style:font-size-complex="12pt"/>
    </style:style>
    <style:style style:name="P72" style:family="paragraph" style:parent-style-name="Alizarin_7e_LT_7e_Gliederung_20_1">
      <style:paragraph-properties fo:text-align="start" style:justify-single-word="false"/>
      <style:text-properties fo:font-size="12pt" officeooo:rsid="0069f29f" officeooo:paragraph-rsid="0069f29f" style:font-size-asian="12pt" style:font-size-complex="12pt"/>
    </style:style>
    <style:style style:name="P73" style:family="paragraph" style:parent-style-name="Alizarin_7e_LT_7e_Gliederung_20_1">
      <style:paragraph-properties fo:margin-left="0in" fo:margin-right="0in" fo:text-indent="0in" style:auto-text-indent="false"/>
      <style:text-properties style:font-name="Liberation Serif" fo:font-size="12pt" style:font-size-asian="12pt" style:font-size-complex="12pt"/>
    </style:style>
    <style:style style:name="P74" style:family="paragraph" style:parent-style-name="Alizarin_7e_LT_7e_Gliederung_20_1">
      <style:paragraph-properties fo:margin-left="0in" fo:margin-right="0in" fo:text-align="start" style:justify-single-word="false" fo:text-indent="0in" style:auto-text-indent="false"/>
      <style:text-properties style:font-name="Liberation Serif" fo:font-size="12pt" officeooo:rsid="006c4454" officeooo:paragraph-rsid="006c4454" style:font-size-asian="12pt" style:font-size-complex="12pt"/>
    </style:style>
    <style:style style:name="P75" style:family="paragraph" style:parent-style-name="Alizarin_7e_LT_7e_Gliederung_20_1">
      <style:paragraph-properties fo:margin-left="0in" fo:margin-right="0in" fo:text-align="start" style:justify-single-word="false" fo:text-indent="0in" style:auto-text-indent="false"/>
      <style:text-properties officeooo:rsid="00690230" officeooo:paragraph-rsid="00690230"/>
    </style:style>
    <style:style style:name="P76" style:family="paragraph" style:parent-style-name="Alizarin_7e_LT_7e_Gliederung_20_1">
      <style:paragraph-properties fo:margin-left="0in" fo:margin-right="0in" fo:text-align="center" style:justify-single-word="false" fo:text-indent="0in" style:auto-text-indent="false"/>
      <style:text-properties officeooo:rsid="006961c1" officeooo:paragraph-rsid="0069f29f"/>
    </style:style>
    <style:style style:name="P77" style:family="paragraph" style:parent-style-name="Title">
      <style:paragraph-properties fo:break-before="page"/>
      <style:text-properties fo:font-size="16pt" style:font-size-asian="16pt" style:font-size-complex="16pt"/>
    </style:style>
    <style:style style:name="T1" style:family="text">
      <style:text-properties officeooo:rsid="00263c8c"/>
    </style:style>
    <style:style style:name="T2" style:family="text">
      <style:text-properties officeooo:rsid="0026ec19"/>
    </style:style>
    <style:style style:name="T3" style:family="text">
      <style:text-properties officeooo:rsid="00272273"/>
    </style:style>
    <style:style style:name="T4" style:family="text">
      <style:text-properties officeooo:rsid="00287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8778a" style:font-weight-asian="bold" style:font-weight-complex="bold"/>
    </style:style>
    <style:style style:name="T7" style:family="text">
      <style:text-properties fo:font-weight="bold" officeooo:rsid="0064b893" style:font-size-asian="12pt" style:font-weight-asian="bold" style:font-size-complex="12pt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officeooo:rsid="002885e6"/>
    </style:style>
    <style:style style:name="T10" style:family="text">
      <style:text-properties officeooo:rsid="00325fbb"/>
    </style:style>
    <style:style style:name="T11" style:family="text">
      <style:text-properties style:text-position="sub 58%"/>
    </style:style>
    <style:style style:name="T12" style:family="text">
      <style:text-properties style:text-position="sub 58%" fo:font-weight="normal" style:font-weight-asian="normal" style:font-weight-complex="normal"/>
    </style:style>
    <style:style style:name="T13" style:family="text">
      <style:text-properties style:text-position="sub 58%" fo:font-size="12pt" style:font-size-asian="12pt" style:font-size-complex="12pt"/>
    </style:style>
    <style:style style:name="T14" style:family="text">
      <style:text-properties style:text-position="sub 58%" fo:font-size="12pt" officeooo:rsid="00344588" style:font-size-asian="12pt" style:font-size-complex="12pt"/>
    </style:style>
    <style:style style:name="T15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16" style:family="text">
      <style:text-properties style:text-position="sub 58%" fo:font-size="12pt" fo:font-weight="normal" officeooo:rsid="00344588" style:font-size-asian="12pt" style:font-weight-asian="normal" style:font-size-complex="12pt" style:font-weight-complex="normal"/>
    </style:style>
    <style:style style:name="T17" style:family="text">
      <style:text-properties style:text-position="0% 100%"/>
    </style:style>
    <style:style style:name="T18" style:family="text">
      <style:text-properties style:text-position="0% 100%" fo:font-weight="normal" style:font-weight-asian="normal" style:font-weight-complex="normal"/>
    </style:style>
    <style:style style:name="T19" style:family="text">
      <style:text-properties style:text-position="0% 100%" fo:font-size="12pt" style:font-size-asian="12pt" style:font-size-complex="12pt"/>
    </style:style>
    <style:style style:name="T20" style:family="text">
      <style:text-properties style:text-position="0% 100%" fo:font-size="12pt" officeooo:rsid="00344588" style:font-size-asian="12pt" style:font-size-complex="12pt"/>
    </style:style>
    <style:style style:name="T21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fo:font-weight="normal" officeooo:rsid="00344588" style:font-size-asian="12pt" style:font-weight-asian="normal" style:font-size-complex="12pt" style:font-weight-complex="normal"/>
    </style:style>
    <style:style style:name="T23" style:family="text">
      <style:text-properties style:text-position="0% 100%" fo:font-size="12pt" fo:font-weight="normal" officeooo:rsid="003e8531" style:font-size-asian="12pt" style:font-weight-asian="normal" style:font-size-complex="12pt" style:font-weight-complex="normal"/>
    </style:style>
    <style:style style:name="T24" style:family="text">
      <style:text-properties style:text-position="0% 100%" fo:font-size="12pt" fo:font-weight="normal" officeooo:rsid="00409574" style:font-size-asian="12pt" style:font-weight-asian="normal" style:font-size-complex="12pt" style:font-weight-complex="normal"/>
    </style:style>
    <style:style style:name="T25" style:family="text">
      <style:text-properties style:text-position="0% 100%" fo:font-size="12pt" fo:font-weight="normal" officeooo:rsid="00421891" style:font-size-asian="12pt" style:font-weight-asian="normal" style:font-size-complex="12pt" style:font-weight-complex="normal"/>
    </style:style>
    <style:style style:name="T26" style:family="text">
      <style:text-properties style:text-position="0% 100%" fo:font-size="12pt" fo:font-weight="normal" officeooo:rsid="0043330c" style:font-size-asian="12pt" style:font-weight-asian="normal" style:font-size-complex="12pt" style:font-weight-complex="normal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344588" style:font-size-asian="12pt" style:font-size-complex="12pt"/>
    </style:style>
    <style:style style:name="T29" style:family="text">
      <style:text-properties officeooo:rsid="0039967e"/>
    </style:style>
    <style:style style:name="T30" style:family="text">
      <style:text-properties officeooo:rsid="0046e710"/>
    </style:style>
    <style:style style:name="T31" style:family="text">
      <style:text-properties officeooo:rsid="004ced05"/>
    </style:style>
    <style:style style:name="T32" style:family="text">
      <style:text-properties officeooo:rsid="004e7a04"/>
    </style:style>
    <style:style style:name="T33" style:family="text">
      <style:text-properties officeooo:rsid="005088f6"/>
    </style:style>
    <style:style style:name="T34" style:family="text">
      <style:text-properties fo:color="#1c1c1c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4d7be9" style:letter-kerning="true" style:font-size-asian="12pt" style:font-style-asian="normal" style:font-weight-asian="normal" style:font-size-complex="12pt" style:font-weight-complex="normal" style:text-emphasize="none"/>
    </style:style>
    <style:style style:name="T35" style:family="text">
      <style:text-properties fo:color="#1c1c1c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5e84b1" style:letter-kerning="true" style:font-size-asian="12pt" style:font-style-asian="normal" style:font-weight-asian="normal" style:font-size-complex="12pt" style:font-weight-complex="normal" style:text-emphasize="none"/>
    </style:style>
    <style:style style:name="T36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7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fo:font-weight="normal" officeooo:rsid="004d7be9" style:letter-kerning="true" style:font-style-asian="normal" style:font-weight-asian="normal" style:font-weight-complex="normal" style:text-emphasize="none"/>
    </style:style>
    <style:style style:name="T38" style:family="text">
      <style:text-properties fo:color="#1c1c1c" style:text-outline="false" style:text-line-through-style="none" style:text-line-through-type="none" style:text-position="0% 100%" fo:font-style="normal" fo:text-shadow="none" style:text-underline-style="none" fo:font-weight="normal" officeooo:rsid="005e84b1" style:letter-kerning="true" style:font-style-asian="normal" style:font-weight-asian="normal" style:font-weight-complex="normal" style:text-emphasize="none"/>
    </style:style>
    <style:style style:name="T39" style:family="text">
      <style:text-properties fo:color="#1c1c1c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0" style:family="text">
      <style:text-properties fo:color="#1c1c1c" style:text-outline="false" style:text-line-through-style="none" style:text-line-through-type="none" fo:font-style="normal" fo:text-shadow="none" style:text-underline-style="none" fo:font-weight="normal" officeooo:rsid="006e37ca" style:letter-kerning="true" style:font-style-asian="normal" style:font-weight-asian="normal" style:text-emphasize="none"/>
    </style:style>
    <style:style style:name="T41" style:family="text">
      <style:text-properties fo:color="#1c1c1c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2" style:family="text">
      <style:text-properties fo:color="#1c1c1c" style:text-outline="false" style:text-line-through-style="none" style:text-line-through-type="none" style:font-name="Liberation Serif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43" style:family="text">
      <style:text-properties fo:color="#1c1c1c" style:text-outline="false" style:text-line-through-style="none" style:text-line-through-type="none" style:font-name="Liberation Serif" fo:font-style="normal" fo:text-shadow="none" style:text-underline-style="none" fo:font-weight="normal" officeooo:rsid="006961c1" style:letter-kerning="true" style:font-style-asian="normal" style:font-weight-asian="normal" style:text-emphasize="none"/>
    </style:style>
    <style:style style:name="T44" style:family="text">
      <style:text-properties fo:color="#1c1c1c" style:text-outline="false" style:text-line-through-style="none" style:text-line-through-type="none" style:font-name="Liberation Serif" fo:font-style="normal" fo:text-shadow="none" style:text-underline-style="none" fo:font-weight="normal" style:letter-kerning="true" style:font-style-asian="normal" style:font-weight-asian="normal" style:text-emphasize="none"/>
    </style:style>
    <style:style style:name="T45" style:family="text">
      <style:text-properties fo:color="#1c1c1c" style:text-outline="false" style:text-line-through-style="none" style:text-line-through-type="none" style:font-name="Liberation Serif" fo:font-style="normal" fo:text-shadow="none" style:text-underline-style="none" fo:font-weight="normal" officeooo:rsid="0069f29f" style:letter-kerning="true" style:font-style-asian="normal" style:font-weight-asian="normal" style:text-emphasize="none"/>
    </style:style>
    <style:style style:name="T46" style:family="text">
      <style:text-properties fo:color="#1c1c1c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47" style:family="text">
      <style:text-properties officeooo:rsid="00601d1b"/>
    </style:style>
    <style:style style:name="T48" style:family="text">
      <style:text-properties officeooo:rsid="00632853"/>
    </style:style>
    <style:style style:name="T49" style:family="text">
      <style:text-properties officeooo:rsid="0064b893"/>
    </style:style>
    <style:style style:name="T50" style:family="text">
      <style:text-properties style:font-size-asian="12pt" style:font-size-complex="12pt"/>
    </style:style>
    <style:style style:name="T51" style:family="text">
      <style:text-properties officeooo:rsid="002e78fe" style:font-size-asian="12pt" style:font-size-complex="12pt"/>
    </style:style>
    <style:style style:name="T52" style:family="text">
      <style:text-properties officeooo:rsid="0064b893" style:font-size-asian="12pt" style:font-size-complex="12pt"/>
    </style:style>
    <style:style style:name="T53" style:family="text">
      <style:text-properties style:font-size-asian="12pt" style:font-style-asian="italic" style:font-size-complex="12pt" style:font-style-complex="italic"/>
    </style:style>
    <style:style style:name="T54" style:family="text">
      <style:text-properties fo:font-variant="normal" fo:text-transform="none" style:font-name="Liberation Serif" fo:letter-spacing="normal" fo:font-style="normal" fo:font-weight="normal" officeooo:rsid="0064b893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/>
      <text:p text:style-name="P33"/>
      <text:p text:style-name="P33"/>
      <text:p text:style-name="P33"/>
      <text:p text:style-name="P33"/>
      <text:p text:style-name="P33"/>
      <text:p text:style-name="P33">Minimalno sortiranje inverzijom intervala</text:p>
      <text:p text:style-name="P33">(Minimum sorting by reversals)</text:p>
      <text:p text:style-name="P3">Naučni rad u okviru kursa</text:p>
      <text:p text:style-name="P3">Računarska inteligencija</text:p>
      <text:p text:style-name="P3">Matematički fakultet</text:p>
      <text:p text:style-name="P3">Univerzitet u Beogradu</text:p>
      <text:p text:style-name="P3"/>
      <text:p text:style-name="P20">Arsenijević Vladimir 39/2017</text:p>
      <text:p text:style-name="P20">Vujčić Luka 63/2017</text:p>
      <text:p text:style-name="P54"/>
      <text:p text:style-name="P2"/>
      <text:p text:style-name="P4">Uvod</text:p>
      <text:p text:style-name="P21"/>
      <text:p text:style-name="P23">Motivacija</text:p>
      <text:p text:style-name="P22"/>
      <text:p text:style-name="P34">Problem preuređenja gen<text:span text:style-name="T1">oma</text:span> je jedan od osnovnih problema molekularne biologije. </text:p>
      <text:p text:style-name="P34"/>
      <text:p text:style-name="P35">Preuređenje genoma <text:s/>predstavlja njihovo pomeranje ili kopiranje na neku drugu lokaciju u okviru istog <text:s/><text:span text:style-name="T3">ili drugog hromozoma.</text:span></text:p>
      <text:p text:style-name="P35"/>
      <text:p text:style-name="P36">Jedno od najznačanijih preuređenja <text:span text:style-name="T2">genoma</text:span> je inverzija . </text:p>
      <text:p text:style-name="P36"/>
      <text:p text:style-name="P32">Pregled različitih varijanata problema</text:p>
      <text:p text:style-name="P38"/>
      <text:p text:style-name="P37"><text:span text:style-name="T4">Problem dolazi u dve varijante: </text:span><text:span text:style-name="T6">orijentisane</text:span><text:span text:style-name="T4"> i </text:span><text:span text:style-name="T6">neorijentisane</text:span><text:span text:style-name="T4"> inverzije. </text:span></text:p>
      <text:p text:style-name="P37"/>
      <text:p text:style-name="P39">Ispostavlja se da je problem orijentisanih inverzija značajno lakši od problema neorijentisanih inverzija.</text:p>
      <text:p text:style-name="P39"/>
      <text:p text:style-name="P39">Problem orijentisanih inverzija je rešiv u polinomskom vremenu.</text:p>
      <text:p text:style-name="P39"/>
      <text:p text:style-name="P39">Problem neorijentisanih inverzija je NP težak problem.</text:p>
      <text:p text:style-name="P39"/>
      <text:p text:style-name="P39">U daljem nastavku, bavimo se isključivo neorijentisanim slučajem.</text:p>
      <text:p text:style-name="P39"/>
      <text:p text:style-name="P39"><text:tab/><text:tab/><text:tab/><text:tab/><text:span text:style-name="T8">Formulacija neorijentisanog slučaja</text:span></text:p>
      <text:p text:style-name="P7">Postavka: </text:p>
      <text:p text:style-name="P7"/>
      <text:p text:style-name="P7">Data je permutacija elemenata od 1 do n. <text:span text:style-name="T9">Potrebno je permutaciju dozvoljenim operacijama dovesti do permutacije identiteta (permutacija sortirana rastuće), tako da broj operacija bude minimalan.</text:span></text:p>
      <text:p text:style-name="P8"/>
      <text:p text:style-name="P9"><text:span text:style-name="T9">D</text:span>ozvoljene operacije su operacije invertovanja intervala [i,j], 1&lt;=i,j&lt;=n.</text:p>
      <text:p text:style-name="P9"/>
      <text:p text:style-name="P9">Primer:</text:p>
      <text:p text:style-name="P10"/>
      <text:p text:style-name="P11">Ulazni niz: [1,4,2,3]</text:p>
      <text:p text:style-name="P11"/>
      <text:p text:style-name="P11">Koraci:</text:p>
      <text:p text:style-name="P11"/>
      <text:p text:style-name="P11">[1,4,2,3] → inverujemo [2,3]</text:p>
      <text:p text:style-name="P11">[1,2,4,3] → inverujemo [3,4]</text:p>
      <text:p text:style-name="P11">[1,2,3,4] </text:p>
      <text:p text:style-name="P11"/>
      <text:p text:style-name="P11">Dobili smo permutaciju identiteta , koristeći dve odgovarajuće operacije.</text:p>
      <text:p text:style-name="P11"/>
      <text:p text:style-name="P11">Možemo se uveriti da je ovo minimalan broj operacija.</text:p>
      <text:p text:style-name="P27"/>
      <text:p text:style-name="P55">Opis rešenja</text:p>
      <text:p text:style-name="P6"/>
      <text:p text:style-name="P28"/>
      <text:p text:style-name="P12">Za rešavanje ovog problema ovde koristimo genetske algoritme <text:span text:style-name="T10">sa promenljivom dužinom jedinke</text:span>.</text:p>
      <text:p text:style-name="P13"/>
      <text:p text:style-name="P15"><text:tab/><text:tab/><text:tab/><text:tab/><text:tab/> <text:s text:c="6"/><text:span text:style-name="T8">Kodiranje rešenja</text:span></text:p>
      <text:p text:style-name="P29"/>
      <text:p text:style-name="P15">Kako je potrebno proivoljnu permutaciju dovesti do identične permutacije, potreban nam je niz koraka.</text:p>
      <text:p text:style-name="P15"/>
      <text:p text:style-name="P15">Taj niz koraka je sekvenca operacija inverzije intervala koji invertujemo.</text:p>
      <text:p text:style-name="P15"/>
      <text:p text:style-name="P15">Naš hromozom je oblika: [a<text:span text:style-name="T11">1</text:span><text:span text:style-name="T17">,b</text:span><text:span text:style-name="T12">1</text:span><text:span text:style-name="T18">,a</text:span><text:span text:style-name="T12">2</text:span><text:span text:style-name="T18">,b</text:span><text:span text:style-name="T12">2</text:span><text:span text:style-name="T18">,...,a</text:span><text:span text:style-name="T12">n</text:span><text:span text:style-name="T18">,b</text:span><text:span text:style-name="T12">n</text:span>].</text:p>
      <text:p text:style-name="P15"/>
      <text:p text:style-name="P15">Ovakav hromozom kodira inverzije: [a<text:span text:style-name="T11">1</text:span><text:span text:style-name="T17">,b</text:span><text:span text:style-name="T11">1</text:span><text:span text:style-name="T18">],[a</text:span><text:span text:style-name="T12">2</text:span><text:span text:style-name="T18">,b</text:span><text:span text:style-name="T12">2</text:span><text:span text:style-name="T18">],...,[a</text:span><text:span text:style-name="T12">n</text:span><text:span text:style-name="T18">,b</text:span><text:span text:style-name="T12">n</text:span>]</text:p>
      <text:p text:style-name="P15"/>
      <text:p text:style-name="P19">Kako broj potrebnih operacija nije fiksiran <text:s/><text:span text:style-name="T29">i</text:span> poznat za sve ulaze unapred <text:span text:style-name="T29">(ne može ni da bude poznat unapred, jer upravo minimalan broj operacija želimo da izračunamo)</text:span> iz ovog razloga koristimo promenljive dužine hromozoma</text:p>
      <text:p text:style-name="P15"/>
      <text:p text:style-name="P17"><text:span text:style-name="T5">Komentar</text:span>: Primetimo da je hromozom uvek parne dužine</text:p>
      <text:p text:style-name="P17"/>
      <text:p text:style-name="P24">Fitnes funkcija</text:p>
      <text:p text:style-name="P24"/>
      <text:p text:style-name="P25">Da bismo uveli fitnes funkciju najpre uvedimo prelomne tačke (breakpoints).</text:p>
      <text:p text:style-name="P25"/>
      <text:p text:style-name="P25">Neka je niz a=<text:span text:style-name="T28">[a</text:span><text:span text:style-name="T14">1</text:span><text:span text:style-name="T20">,</text:span><text:span text:style-name="T22">a</text:span><text:span text:style-name="T16">2</text:span><text:span text:style-name="T22">,...,a</text:span><text:span text:style-name="T16">n</text:span><text:span text:style-name="T28">].</text:span></text:p>
      <text:p text:style-name="P16"/>
      <text:p text:style-name="P25"><text:span text:style-name="T28">K</text:span><text:span text:style-name="T27">ažemo da između <text:s/></text:span><text:span text:style-name="T28">a</text:span><text:span text:style-name="T13">i</text:span><text:span text:style-name="T20"> </text:span><text:span text:style-name="T19">i </text:span><text:span text:style-name="T22">a</text:span><text:span text:style-name="T15">j</text:span><text:span text:style-name="T21"> postoji prelomna tačka ako važi <text:s/>|</text:span><text:span text:style-name="T22">a</text:span><text:span text:style-name="T15">i</text:span><text:span text:style-name="T22"> –</text:span><text:span text:style-name="T21"> </text:span><text:span text:style-name="T22">a</text:span><text:span text:style-name="T15">j</text:span><text:span text:style-name="T21">|&gt;1.</text:span></text:p>
      <text:p text:style-name="P40"/>
      <text:p text:style-name="P25"><text:span text:style-name="T21">Broj prelomnih tačaka niza jedak je </text:span><text:span text:style-name="T23">sumi svih prelomnih tačaka između susednih članova niza.</text:span></text:p>
      <text:p text:style-name="P41"/>
      <text:p text:style-name="P42">Kako utvrđujemo koliko je naš hromozom dobar?</text:p>
      <text:p text:style-name="P42"/>
      <text:p text:style-name="P26"><text:span text:style-name="T21">Naš hromozom je dobar onoliko koliko je dobra permutacija koja se dobije kad se hromozom primeni na početnu </text:span><text:span text:style-name="T24">permutaciju</text:span><text:span text:style-name="T21">. </text:span><text:span text:style-name="T26">Tako dobijenu permutaciju u daljem tekstu zovemo završna permutacija.</text:span></text:p>
      <text:p text:style-name="P42"/>
      <text:p text:style-name="P44"><text:span text:style-name="T5">Napomena: </text:span>Završna permutacija je u potpunosti određena početnim nizom i hromozomom</text:p>
      <text:p text:style-name="P42"/>
      <text:p text:style-name="P30"><text:span text:style-name="T21">Takođe želimo da imamo što kraći </text:span><text:span text:style-name="T25">hromozom.</text:span></text:p>
      <text:p text:style-name="P45"/>
      <text:p text:style-name="P31"><text:span text:style-name="T25">T</text:span><text:span text:style-name="T21">ako da fitnes našeg hromozoma definišemo kao: </text:span></text:p>
      <text:p text:style-name="P46"/>
      <text:p text:style-name="P46"><text:span text:style-name="T30">T</text:span>ežina1*<text:span text:style-name="T30">d</text:span>užina(hromozoma)+<text:span text:style-name="T30">t</text:span>ežina2*brojPrelomnihTačaka(završna permutacija)</text:p>
      <text:p text:style-name="P46"/>
      <text:p text:style-name="P46">Težina1 i težina2 su parametri algoritma, određuju uticaj broja prelomnih tačaka i dužine, <text:span text:style-name="T30">određujemo empirijski</text:span>.</text:p>
      <text:p text:style-name="P46"/>
      <text:p text:style-name="P46"/>
      <text:p text:style-name="P50"><text:soft-page-break/>Operator ukrštanja hromozoma</text:p>
      <text:p text:style-name="P50"/>
      <text:p text:style-name="P47">Razlikujemo slučajeve kada su <text:span text:style-name="T31">dva hromozoma jednakih ili različitih dužina</text:span></text:p>
      <text:p text:style-name="P47"/>
      <text:p text:style-name="P48">1. Jednak<text:span text:style-name="T32">e dužine</text:span></text:p>
      <text:p text:style-name="P48"/>
      <text:p text:style-name="P48"><text:tab/><text:span text:style-name="T33">Koristimo standardno ukrštanje sa dve fiksne tačke. </text:span></text:p>
      <text:p text:style-name="P48"/>
      <text:p text:style-name="P48"><text:span text:style-name="T32">2.</text:span> <text:s/><text:span text:style-name="T32">Različite dužine</text:span></text:p>
      <text:p text:style-name="P48"><text:tab/><text:span text:style-name="T47">Biram</text:span></text:p>
      <text:p text:style-name="P49">Primer:</text:p>
      <text:p text:style-name="P51"><text:span text:style-name="T35"><text:tab/>Roditelj 1: </text:span><text:span text:style-name="T34">0,1,2,3,4,5</text:span></text:p>
      <text:p text:style-name="P52"><text:span text:style-name="T38"><text:tab/>Roditelj 2</text:span><text:span text:style-name="T37">: 1,5,2,1</text:span></text:p>
      <text:p text:style-name="P53"><text:span text:style-name="T37"><text:tab/>D</text:span><text:span text:style-name="T36">ete 1: 0,1,5,2,1</text:span></text:p>
      <text:p text:style-name="P57"><text:tab/>Dete 2: 1,2,3,4</text:p>
      <text:p text:style-name="P48"/>
      <text:p text:style-name="P48"/>
      <text:p text:style-name="P58">Operatori mutacije</text:p>
      <text:p text:style-name="P58"/>
      <text:p text:style-name="P58">Postoje 4 operatora mutacije</text:p>
      <text:p text:style-name="P58"/>
      <text:p text:style-name="P60"><text:span text:style-name="T48">1. </text:span>Uzmemo 2 inverzije (a b) I (c d) iz niza inverzija. Obrisemo b i c i dobijemo novu jedinku</text:p>
      <text:p text:style-name="P61"><text:span text:style-name="T48">2. </text:span>Izaberemo 2 inverzije (a b) I (c d) I na pozicije nakon b I pre c umetnemo 2 random broja cime</text:p>
      <text:p text:style-name="P61"><text:s text:c="4"/>dobijamo duzu jedinku.</text:p>
      <text:p text:style-name="P60"><text:span text:style-name="T48">3. </text:span>Izmena nasumicnog gena iz hromozoma</text:p>
      <text:p text:style-name="P60"><text:span text:style-name="T48">4. </text:span>Izaberemo 2 pozicije iz niza inverzija <text:span text:style-name="T48">i</text:span> umetnemo random broj na tu poziciju cime dobijamo duzu jedinku.</text:p>
      <text:p text:style-name="Standard"/>
      <text:p text:style-name="P59">Populacija</text:p>
      <text:p text:style-name="P59"/>
      <text:p text:style-name="P65"><text:span text:style-name="T41">Populacija je veličine n*log(n), gde je n dužina niza koji se sortira.</text:span></text:p>
      <text:p text:style-name="P73"><text:span text:style-name="T39">Inicijalizuje se jedinkama koje imaju hromozome <text:s/>čiji broj inverzija ide od broja tačaka preloma do 3n. Takođe dužina niza koji se invertuje ne može preći 10% dužine niza koji se sortira.</text:span></text:p>
      <text:p text:style-name="P73"><text:span text:style-name="T39">Pri generisanju nove populacije koristi se turnirska selekcija i dodatno se bira bolji od roditelja i deteta.</text:span></text:p>
      <text:p text:style-name="P69">Ideja za ovako definisan algoritam</text:p>
      <text:p text:style-name="P75"><text:span text:style-name="T42">Neki osnovi ideja su preuzeti iz rada </text:span><text:a xlink:type="simple" xlink:href="#Literatura 1" text:style-name="Internet_20_link" text:visited-style-name="Visited_20_Internet_20_Link">(1)</text:a><text:span text:style-name="T42">. </text:span></text:p>
      <text:p text:style-name="P76"><text:span text:style-name="T46">Šta smo koristili iz rada?</text:span></text:p>
      <text:list xml:id="list3833973505" text:style-name="L3">
        <text:list-item>
          <text:p text:style-name="P70"><text:span text:style-name="T45">V</text:span><text:span text:style-name="T43">eličinu početne populacije</text:span></text:p>
        </text:list-item>
        <text:list-item>
          <text:p text:style-name="P71"><text:span text:style-name="T43">O</text:span><text:span text:style-name="T44">peratore ukrštanja</text:span></text:p>
        </text:list-item>
        <text:list-item>
          <text:p text:style-name="P71"><text:span text:style-name="T44">Prva dva navedena operatora mutacije</text:span></text:p>
        </text:list-item>
        <text:list-item>
          <text:p text:style-name="P71"><text:span text:style-name="T44">Dužina niza koja se invertuje ne prelazi 10% niza koji se sortira</text:span></text:p>
        </text:list-item>
      </text:list>
      <text:p text:style-name="P72"><text:span text:style-name="T44">Sve ostalo je nastalo po našoj ideji.</text:span></text:p>
      <text:p text:style-name="P74"><text:soft-page-break/><text:span text:style-name="T39">Po pretpostavkom da </text:span><text:span text:style-name="T40">su navedeni podaci u radu tačni,</text:span><text:span text:style-name="T39"> rešenje koje je predloženo u radu je bolje od našeg rešenja </text:span><text:span text:style-name="T40">(ima bržu konvergenciju i bliže je tačnom rešenju).</text:span></text:p>
      <text:p text:style-name="P69">Zašto smo modfikovali rešenje koje je dato u radu?</text:p>
      <text:p text:style-name="Text_20_body">Na samom početku implementacije algoritma, prvo smo pokušali da reprodukujemo rešenje iz rada.<text:line-break/></text:p>
      <text:p text:style-name="P74"><text:span text:style-name="T39"/></text:p>
      <text:p text:style-name="P62"/>
      <text:p text:style-name="P43"/>
      <text:p text:style-name="P43"/>
      <text:p text:style-name="P24"/>
      <text:p text:style-name="P17"/>
      <text:p text:style-name="P18"/>
      <text:p text:style-name="P18"/>
      <text:p text:style-name="P17"/>
      <text:p text:style-name="P18"/>
      <text:p text:style-name="P17"/>
      <text:p text:style-name="P17"/>
      <text:p text:style-name="P14"/>
      <text:p text:style-name="P12"/>
      <text:p text:style-name="P56">Eksperimentalni rezultati</text:p>
      <text:p text:style-name="P56">Zaključak</text:p>
      <text:p text:style-name="P77">Literatura</text:p>
      <text:p text:style-name="P5"/>
      <text:p text:style-name="P63"><text:bookmark-start text:name="Literatura 1"/><text:span text:style-name="T49">(1)</text:span><text:bookmark-end text:name="Literatura 1"/></text:p>
      <text:p text:style-name="P66"><text:span text:style-name="T51">Sorting Unsigned Permutations by Reversals using </text:span><text:span text:style-name="T50">Multi-Objective EvolutionaryAlgorithms with Variable Size Individuals</text:span></text:p>
      <text:p text:style-name="P67"><text:span text:style-name="T53">Ahmadreza Ghaffarizadeh, Kamilia Ahmadi and Nicholas S. Flann</text:span></text:p>
      <text:p text:style-name="P68">Computer Science Department, Utah State University, Logan Utah 84322-4205</text:p>
      <text:p text:style-name="P64"><text:span text:style-name="T54"/></text:p>
      <text:p text:style-name="P64"><text:span text:style-name="T7">Link</text:span><text:span text:style-name="T52">: </text:span><text:span text:style-name="T51">https://www.researchgate.net/publication/221009015_Sorting_unsigned_permutations_by_reversals_using_multi-objective_evolutionary_algorithms_with_variable_size_individua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ff1" svg:font-family="ff1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Light" svg:font-family="'Noto Sans Light'" style:font-family-generic="roman" style:font-pitch="variable"/>
    <style:font-face style:name="Noto Sans Regular" svg:font-family="'Noto Sans Regular'" style:font-family-generic="roman" style:font-pitch="variable"/>
    <style:font-face style:name="Noto Sans SemiBold" svg:font-family="'Noto Sans SemiBold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50%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50%" fo:text-align="start" style:justify-single-word="fals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12pt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Alizarin_7e_LT_7e_Gliederung_20_1" style:display-name="Alizarin~LT~Gliederung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Gliederung_20_2" style:display-name="Alizarin~LT~Gliederung 2" style:family="paragraph" style:parent-style-name="Alizarin_7e_LT_7e_Gliederung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_7e_LT_7e_Gliederung_20_3" style:display-name="Alizarin~LT~Gliederung 3" style:family="paragraph" style:parent-style-name="Alizarin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_7e_LT_7e_Gliederung_20_4" style:display-name="Alizarin~LT~Gliederung 4" style:family="paragraph" style:parent-style-name="Alizarin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5" style:display-name="Alizarin~LT~Gliederung 5" style:family="paragraph" style:parent-style-name="Alizarin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6" style:display-name="Alizarin~LT~Gliederung 6" style:family="paragraph" style:parent-style-name="Alizarin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7" style:display-name="Alizarin~LT~Gliederung 7" style:family="paragraph" style:parent-style-name="Alizarin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_7e_LT_7e_Gliederung_20_8" style:display-name="Alizarin~LT~Gliederung 8" style:family="paragraph" style:parent-style-name="Alizarin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Gliederung_20_9" style:display-name="Alizarin~LT~Gliederung 9" style:family="paragraph" style:parent-style-name="Alizarin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_7e_LT_7e_Titel" style:display-name="Alizarin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Untertitel" style:display-name="Alizarin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Notizen" style:display-name="Alizarin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_7e_LT_7e_Hintergrundobjekte" style:display-name="Alizari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_7e_LT_7e_Hintergrund" style:display-name="Alizarin~LT~Hintergrun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fo:color="#ffffff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lizarin0_7e_LT_7e_Gliederung_20_1" style:display-name="Alizarin0~LT~Gliederung 1" style:family="paragraph" style:default-outline-level="">
      <style:paragraph-properties fo:margin-top="0in" fo:margin-bottom="0.1583in" loext:contextual-spacing="false"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SemiBold" fo:font-family="'Noto Sans SemiBold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Gliederung_20_2" style:display-name="Alizarin0~LT~Gliederung 2" style:family="paragraph" style:parent-style-name="Alizarin0_7e_LT_7e_Gliederung_20_1" style:default-outline-level="">
      <style:paragraph-properties fo:margin-top="0in" fo:margin-bottom="0.157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Alizarin0_7e_LT_7e_Gliederung_20_3" style:display-name="Alizarin0~LT~Gliederung 3" style:family="paragraph" style:parent-style-name="Alizarin0_7e_LT_7e_Gliederung_20_2" style:default-outline-level="">
      <style:paragraph-properties fo:margin-top="0in" fo:margin-bottom="0.1181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lizarin0_7e_LT_7e_Gliederung_20_4" style:display-name="Alizarin0~LT~Gliederung 4" style:family="paragraph" style:parent-style-name="Alizarin0_7e_LT_7e_Gliederung_20_3" style:default-outline-level="">
      <style:paragraph-properties fo:margin-top="0in" fo:margin-bottom="0.0783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5" style:display-name="Alizarin0~LT~Gliederung 5" style:family="paragraph" style:parent-style-name="Alizarin0_7e_LT_7e_Gliederung_20_4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6" style:display-name="Alizarin0~LT~Gliederung 6" style:family="paragraph" style:parent-style-name="Alizarin0_7e_LT_7e_Gliederung_20_5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7" style:display-name="Alizarin0~LT~Gliederung 7" style:family="paragraph" style:parent-style-name="Alizarin0_7e_LT_7e_Gliederung_20_6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Alizarin0_7e_LT_7e_Gliederung_20_8" style:display-name="Alizarin0~LT~Gliederung 8" style:family="paragraph" style:parent-style-name="Alizarin0_7e_LT_7e_Gliederung_20_7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Gliederung_20_9" style:display-name="Alizarin0~LT~Gliederung 9" style:family="paragraph" style:parent-style-name="Alizarin0_7e_LT_7e_Gliederung_20_8" style:default-outline-level="">
      <style:paragraph-properties fo:margin-top="0in" fo:margin-bottom="0.0398in" loext:contextual-spacing="false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Alizarin0_7e_LT_7e_Titel" style:display-name="Alizarin0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Noto Sans Black" fo:font-family="'Noto Sans Black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Untertitel" style:display-name="Alizarin0~LT~Untertitel" style:family="paragraph" style:default-outline-level="">
      <style:paragraph-properties fo:text-align="start" style:justify-single-word="false" fo:orphans="2" fo:widows="2" style:writing-mode="lr-tb"/>
      <style:text-properties fo:color="#1c1c1c" style:text-outline="false" style:text-line-through-style="none" style:text-line-through-type="none" style:font-name="Noto Sans Light" fo:font-family="'Noto Sans Light'" style:font-family-generic="roman" style:font-pitch="variable" fo:font-size="2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Notizen" style:display-name="Alizarin0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oto Sans Regular" fo:font-family="'Noto Sans Regular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Alizarin0_7e_LT_7e_Hintergrundobjekte" style:display-name="Alizarin0~LT~Hintergrundobjekte" style:family="paragraph" style:default-outline-level="">
      <style:paragraph-properties fo:text-align="start" style:justify-single-word="false" fo:orphans="2" fo:widows="2" style:writing-mode="lr-tb"/>
      <style:text-properties fo:color="#e74c3c" style:font-name="Noto Sans Black" fo:font-family="'Noto Sans Black'" style:font-family-generic="roman" style:font-pitch="variable" fo:font-size="18pt" fo:font-weight="normal" style:letter-kerning="true" style:font-name-asian="DejaVu Sans" style:font-family-asian="'DejaVu Sans'" style:font-family-generic-asian="system" style:font-pitch-asian="variable" style:font-size-asian="18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Alizarin0_7e_LT_7e_Hintergrund" style:display-name="Alizarin0~LT~Hintergrun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4T14:56:37.558794829</meta:creation-date>
    <meta:generator>LibreOffice/6.0.7.3$Linux_X86_64 LibreOffice_project/00m0$Build-3</meta:generator>
    <dc:date>2021-01-01T00:14:08.848880308</dc:date>
    <meta:editing-duration>PT6H59M25S</meta:editing-duration>
    <meta:editing-cycles>66</meta:editing-cycles>
    <meta:document-statistic meta:table-count="0" meta:image-count="0" meta:object-count="0" meta:page-count="8" meta:paragraph-count="93" meta:word-count="707" meta:character-count="5136" meta:non-whitespace-character-count="4483"/>
  </office:meta>
</office:document-meta>
</file>